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text-properties style:font-name-complex="Times New Roman1"/>
    </style:style>
    <style:style style:name="P3" style:family="paragraph" style:parent-style-name="Standard" style:master-page-name="Standard">
      <style:paragraph-properties fo:line-height="100%" fo:text-align="center" style:justify-single-word="false" style:page-number="auto"/>
    </style:style>
    <style:style style:name="P4" style:family="paragraph" style:parent-style-name="List_20_Paragraph">
      <style:paragraph-properties fo:line-height="100%"/>
    </style:style>
    <style:style style:name="P5" style:family="paragraph" style:parent-style-name="List_20_Paragraph" style:list-style-name="WWNum1">
      <style:paragraph-properties fo:line-height="100%"/>
    </style:style>
    <style:style style:name="P6" style:family="paragraph" style:parent-style-name="List_20_Paragraph" style:list-style-name="WWNum2">
      <style:paragraph-properties fo:line-height="100%"/>
    </style:style>
    <style:style style:name="P7" style:family="paragraph" style:parent-style-name="List_20_Paragraph">
      <style:paragraph-properties fo:line-height="100%" fo:text-align="center" style:justify-single-word="false"/>
    </style:style>
    <style:style style:name="P8" style:family="paragraph" style:parent-style-name="List_20_Paragraph" style:list-style-name="WWNum4">
      <style:paragraph-properties fo:line-height="100%"/>
    </style:style>
    <style:style style:name="P9" style:family="paragraph" style:parent-style-name="List_20_Paragraph" style:list-style-name="WWNum7">
      <style:paragraph-properties fo:line-height="100%"/>
    </style:style>
    <style:style style:name="P10" style:family="paragraph" style:parent-style-name="List_20_Paragraph" style:list-style-name="WWNum8">
      <style:paragraph-properties fo:line-height="100%"/>
    </style:style>
    <style:style style:name="P11" style:family="paragraph" style:parent-style-name="List_20_Paragraph" style:list-style-name="WWNum12">
      <style:paragraph-properties fo:line-height="100%"/>
    </style:style>
    <style:style style:name="P12" style:family="paragraph" style:parent-style-name="List_20_Paragraph" style:list-style-name="WWNum13">
      <style:paragraph-properties fo:line-height="100%"/>
    </style:style>
    <style:style style:name="P13" style:family="paragraph" style:parent-style-name="List_20_Paragraph" style:list-style-name="WWNum14">
      <style:paragraph-properties fo:line-height="100%"/>
    </style:style>
    <style:style style:name="P14" style:family="paragraph" style:parent-style-name="List_20_Paragraph">
      <style:paragraph-properties fo:line-height="100%"/>
      <style:text-properties style:font-name-complex="Times New Roman1"/>
    </style:style>
    <style:style style:name="P15" style:family="paragraph" style:parent-style-name="List_20_Paragraph">
      <style:paragraph-properties fo:line-height="100%"/>
      <style:text-properties fo:font-size="10pt" style:font-size-asian="10pt" style:font-name-complex="Times New Roman1" style:font-size-complex="10pt"/>
    </style:style>
    <style:style style:name="P16" style:family="paragraph" style:parent-style-name="List_20_Paragraph">
      <style:paragraph-properties fo:line-height="100%" fo:text-align="center" style:justify-single-word="false"/>
      <style:text-properties fo:font-size="10pt" style:font-size-asian="10pt" style:font-name-complex="Times New Roman1" style:font-size-complex="10pt"/>
    </style:style>
    <style:style style:name="P17" style:family="paragraph" style:parent-style-name="List_20_Paragraph">
      <style:paragraph-properties fo:line-height="100%" fo:text-align="center" style:justify-single-word="false"/>
      <style:text-properties fo:font-size="12pt" fo:font-weight="bold" style:font-size-asian="12pt" style:font-weight-asian="bold" style:font-name-complex="Times New Roman1" style:font-size-complex="12pt"/>
    </style:style>
    <style:style style:name="P18" style:family="paragraph" style:parent-style-name="List_20_Paragraph" style:list-style-name="WWNum12"/>
    <style:style style:name="P19" style:family="paragraph" style:parent-style-name="Header">
      <style:paragraph-properties fo:text-align="end" style:justify-single-word="false"/>
    </style:style>
    <style:style style:name="T1" style:family="text">
      <style:text-properties style:font-name-complex="Times New Roman1"/>
    </style:style>
    <style:style style:name="T2" style:family="text">
      <style:text-properties fo:font-size="20pt" fo:font-weight="bold" style:font-size-asian="20pt" style:font-weight-asian="bold" style:font-name-complex="Times New Roman1" style:font-size-complex="20pt"/>
    </style:style>
    <style:style style:name="T3" style:family="text">
      <style:text-properties fo:font-weight="bold" style:font-weight-asian="bold" style:font-name-complex="Times New Roman1"/>
    </style:style>
    <style:style style:name="T4" style:family="text">
      <style:text-properties fo:font-size="10pt" fo:font-weight="bold" style:font-size-asian="10pt" style:font-weight-asian="bold" style:font-name-complex="Times New Roman1" style:font-size-complex="10pt"/>
    </style:style>
    <style:style style:name="T5" style:family="text">
      <style:text-properties fo:font-size="12pt" fo:font-weight="bold" style:font-size-asian="12pt" style:font-weight-asian="bold" style:font-name-complex="Times New Roman1" style:font-size-complex="12pt"/>
    </style:style>
    <style:style style:name="T6" style:family="text">
      <style:text-properties fo:font-size="12pt" fo:font-weight="bold" style:font-name-asian="Calibri1" style:font-size-asian="12pt" style:font-weight-asian="bold" style:font-name-complex="Arial1" style:font-size-complex="12pt"/>
    </style:style>
    <style:style style:name="T7" style:family="text">
      <style:text-properties style:font-name="Times New Roman" style:font-name-complex="Times New Roman1"/>
    </style:style>
    <style:style style:name="T8" style:family="text">
      <style:text-properties style:font-name="Times New Roman" fo:font-weight="bold" style:font-weight-asian="bold" style:font-name-complex="Times New Roman1"/>
    </style:style>
    <style:style style:name="T9" style:family="text">
      <style:text-properties style:font-name-asian="Calibri1"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Printer &amp; Scale Cheat Sheet</text:span></text:p>
      <text:p text:style-name="P1"><text:span text:style-name="T4"><text:s/></text:span></text:p>
      <text:p text:style-name="P1"><text:span text:style-name="T1">(All in Aux 3 – 10 minutes per ticket)</text:span></text:p>
      <text:p text:style-name="P1"><text:span text:style-name="T1">This process document will walk you through generating an upgrade ticket and processing orders for printers and scales via Bluezone and CAHM, as well as how to complete printer removals. At the end of the document, there is a list of acceptable meters that you can you process orders on. NO communication with the customer is necessary to process these requests.</text:span></text:p>
      <text:p text:style-name="P2"/>
      <text:p text:style-name="P1"><text:span text:style-name="T5">Creating an Upgrade Ticket</text:span></text:p>
      <text:list xml:id="list8405934060837440800" text:style-name="WWNum1">
        <text:list-item>
          <text:p text:style-name="P5"><text:span text:style-name="T1">Confirm that the ticket is a “Consultation with Hardware” in the Consultation Type in Nexus. (If it is not a “Consultation with Hardware” close immediately and request a “Consultation with Hardware” ticket from the AE. Proceed to step two if the ticket is a Consultation with Hardware ticket. </text:span></text:p>
        </text:list-item>
        <text:list-item>
          <text:p text:style-name="P5"><text:span text:style-name="T1">Move ticket to your workload</text:span></text:p>
        </text:list-item>
        <text:list-item>
          <text:p text:style-name="P5"><text:span text:style-name="T1">Go to the fourth tab from the left in Nexus titled Consultation Info. </text:span></text:p>
        </text:list-item>
        <text:list-item>
          <text:p text:style-name="P5"><text:span text:style-name="T1">Select the button that says Request Hardware Now. </text:span></text:p>
        </text:list-item>
        <text:list-item>
          <text:p text:style-name="P5"><text:span text:style-name="T1">Go down to New Request Type and select Upgrade. From here you have two options: </text:span></text:p>
          <text:list>
            <text:list-item>
              <text:p text:style-name="P5"><text:span text:style-name="T1">If the ticket is for training and a printer, you will select Save and Keep Request Open</text:span></text:p>
            </text:list-item>
            <text:list-item>
              <text:p text:style-name="P5"><text:span text:style-name="T1">If the ticket is just for a printer, you will select Save and Complete Request. </text:span></text:p>
            </text:list-item>
          </text:list>
        </text:list-item>
        <text:list-item>
          <text:p text:style-name="P5"><text:span text:style-name="T1">Select save option; upgrade ticket can take up to 10 minutes to generate. </text:span></text:p>
        </text:list-item>
      </text:list>
      <text:p text:style-name="P15"/>
      <text:p text:style-name="P1"><text:span text:style-name="T5">Ordering Via Bluezone/Cheers</text:span></text:p>
      <text:list xml:id="list6413206065222051060" text:style-name="WWNum2">
        <text:list-item>
          <text:p text:style-name="P6"><text:span text:style-name="T1">In Bluezone (Cheers) select Shift &amp; Tab on your keyboard to highlight the Next Screen field</text:span></text:p>
        </text:list-item>
        <text:list-item>
          <text:p text:style-name="P6"><text:span text:style-name="T1">Type Inquire and select Enter. (Do not use arrow keys in Cheers, it will freeze, use only tab to advance forward and shift tab to go back. If it does freeze, select the “Reset” button at the bottom of the screen.)</text:span></text:p>
        </text:list-item>
        <text:list-item>
          <text:p text:style-name="P6"><text:span text:style-name="T1">Once on the inquire screen, select tab on your keyboard once to highlight the “Or Express Acct” field </text:span></text:p>
        </text:list-item>
        <text:list-item>
          <text:p text:style-name="P6"><text:span text:style-name="T1">Paste the account number and select Enter on your keyboard. This will bring up a list of meters on the account entered. </text:span></text:p>
        </text:list-item>
        <text:list-item>
          <text:p text:style-name="P6"><text:soft-page-break/><text:span text:style-name="T1">Place an “X” next to the meter you would like to use (CAFÉ , INET, FXRS, &amp; WEBSVC – You can select child meters for FXRS &amp; WEBSVC, not CAFÉ SW) and select enter on your keyboard. This will bring up the address on this meter. </text:span></text:p>
        </text:list-item>
        <text:list-item>
          <text:p text:style-name="P6"><text:span text:style-name="T1">Select Shift &amp; Tab on your keyboard until you are back to the “NEXT SCREEN” option</text:span></text:p>
        </text:list-item>
        <text:list-item>
          <text:p text:style-name="P6"><text:span text:style-name="T1">Enter “CHGLOC” and select enter</text:span></text:p>
        </text:list-item>
      </text:list>
      <text:p text:style-name="P4"><text:span text:style-name="T1">Verify the address against the address in the ticket. (If the address is incorrect, needs to be changed, or says “DROPSHIP ADDRESS” instead of “CHEERS ADDRESS” please see the Changing an Address in Bluezone section on this document.)</text:span></text:p>
      <text:list xml:id="list37464247" text:continue-numbering="true" text:style-name="WWNum2">
        <text:list-item>
          <text:p text:style-name="P6"><text:span text:style-name="T1">Tab to “Floor, Room, Bldg” and type “Shipping”</text:span></text:p>
        </text:list-item>
        <text:list-item>
          <text:p text:style-name="P6"><text:span text:style-name="T1">Verify/Update Contact name and phone number</text:span></text:p>
        </text:list-item>
        <text:list-item>
          <text:p text:style-name="P6"><text:span text:style-name="T1">Once verified, select Shift &amp; Tab until the Next Screen section is highlighted. </text:span></text:p>
        </text:list-item>
        <text:list-item>
          <text:p text:style-name="P6"><text:span text:style-name="T1">Type Upgrade and select enter. The meter and account number will be filled in. </text:span></text:p>
        </text:list-item>
        <text:list-item>
          <text:p text:style-name="P6"><text:span text:style-name="T1">Select tab to highlight the Pioneer ID field, and paste the PID from the Upgrade ticket</text:span></text:p>
        </text:list-item>
        <text:list-item>
          <text:p text:style-name="P6"><text:span text:style-name="T1">Select enter. This will bring up your peripheral options. <text:s/></text:span></text:p>
        </text:list-item>
        <text:list-item>
          <text:p text:style-name="P6"><text:span text:style-name="T1">Tab over to the requested peripheral, and enter the quantity (1) next to it. </text:span></text:p>
        </text:list-item>
        <text:list-item>
          <text:p text:style-name="P6"><text:span text:style-name="T1">Tab down to Activity Done By and enter “A” </text:span></text:p>
        </text:list-item>
        <text:list-item>
          <text:p text:style-name="P6"><text:span text:style-name="T1">Tab to Scheduled Ship Date and enter current date in MM/DD/YY format.</text:span></text:p>
        </text:list-item>
        <text:list-item>
          <text:p text:style-name="P6"><text:span text:style-name="T1">Select Enter to Confirm Your Changes </text:span></text:p>
        </text:list-item>
        <text:list-item>
          <text:p text:style-name="P6"><text:span text:style-name="T1">Enter Y to confirm and select enter. </text:span></text:p>
        </text:list-item>
        <text:list-item>
          <text:p text:style-name="P6"><text:span text:style-name="T1">Press the F10 button on your keyboard to send the request. </text:span></text:p>
        </text:list-item>
        <text:list-item>
          <text:p text:style-name="P6"><text:span text:style-name="T1">Copy confirmation provided in Cheers (Upgrade Successfully Changed / Logos Transaction successfully sent for meter) and paste into your notes; send to AE.</text:span></text:p>
        </text:list-item>
        <text:list-item>
          <text:p text:style-name="P6"><text:span text:style-name="T1">Press “F3” twice to exit meter</text:span></text:p>
        </text:list-item>
        <text:list-item>
          <text:p text:style-name="P6"><text:span text:style-name="T1">Update the notepad with the correct format: </text:span><text:span text:style-name="T7">5 days after printer is ordered; CAHM; Printer or scale.</text:span></text:p>
          <text:list>
            <text:list-item>
              <text:p text:style-name="P6"><text:span text:style-name="T7">CAHM - 05/25; CAHM; Printer;</text:span><text:span text:style-name="T8"> </text:span><text:span text:style-name="T7">FSM Software Only (200)</text:span></text:p>
            </text:list-item>
            <text:list-item>
              <text:p text:style-name="P6"><text:span text:style-name="T7">CHEERS - 05/25; Upgrade in progress; Printer; FSM Software Only (200)</text:span></text:p>
            </text:list-item>
          </text:list>
        </text:list-item>
        <text:list-item>
          <text:p text:style-name="P6"><text:span text:style-name="T1">Move the Upgrade ticket to Sherra Compton’s workload (781563)</text:span></text:p>
        </text:list-item>
        <text:list-item>
          <text:p text:style-name="P6"><text:span text:style-name="T1">DO NOT move the Pending CA Action ticket to Sherra’s workload! These should be left open for training, or completed.</text:span></text:p>
        </text:list-item>
      </text:list>
      <text:p text:style-name="P14"/>
      <text:p text:style-name="P7"><text:soft-page-break/><text:span text:style-name="T5">Ordering Via CAHM</text:span></text:p>
      <text:p text:style-name="P7"><text:span text:style-name="T1">(Use CAHM for tickets requesting multiple peripherals, requesting that the peripheral be expedited, or requesting a network peripheral)</text:span></text:p>
      <text:p text:style-name="P16"/>
      <text:list xml:id="list4316568743660199137" text:style-name="WWNum4">
        <text:list-item>
          <text:p text:style-name="P8"><text:span text:style-name="T1">Follow steps 1 through 9 in the “Ordering Via Bluezone/Cheers” process</text:span></text:p>
        </text:list-item>
        <text:list-item>
          <text:p text:style-name="P8"><text:span text:style-name="T1">Select Enter on your keyboard to save information in Bluezone</text:span></text:p>
        </text:list-item>
        <text:list-item>
          <text:p text:style-name="P8"><text:span text:style-name="T1">Access CAHM (Purple Page – Useful Links – Spotlight)</text:span></text:p>
        </text:list-item>
        <text:list-item>
          <text:p text:style-name="P8"><text:span text:style-name="T1">Move cursor over “TOOLS” in the top right hand corner of the webpage</text:span></text:p>
        </text:list-item>
        <text:list-item>
          <text:p text:style-name="P8"><text:span text:style-name="T1">Go too far left column “Customer Automation” </text:span></text:p>
        </text:list-item>
        <text:list-item>
          <text:p text:style-name="P8"><text:span text:style-name="T1">Select CAHM Exemption Request System</text:span></text:p>
        </text:list-item>
        <text:list-item>
          <text:p text:style-name="P8"><text:span text:style-name="T1">Login on the right hand side with your LDAP</text:span></text:p>
        </text:list-item>
        <text:list-item>
          <text:p text:style-name="P8"><text:span text:style-name="T1">Select Request Forms on the top right hand side</text:span></text:p>
        </text:list-item>
        <text:list-item>
          <text:p text:style-name="P8"><text:span text:style-name="T1">Select “Hardware/Software” in the “Exception Type” drop down</text:span></text:p>
        </text:list-item>
        <text:list-item>
          <text:p text:style-name="P8"><text:span text:style-name="T1">Paste the PID from the Upgrade ticket into “Pioneer ID” box and select continue</text:span></text:p>
        </text:list-item>
        <text:list-item>
          <text:p text:style-name="P8"><text:span text:style-name="T1">Fill out Ship Date (tomorrows date) </text:span></text:p>
        </text:list-item>
        <text:list-item>
          <text:p text:style-name="P8"><text:span text:style-name="T1">Select Expedite check box if requested</text:span></text:p>
        </text:list-item>
        <text:list-item>
          <text:p text:style-name="P8"><text:span text:style-name="T1">Select the meter number(s) by clicking on it to highlight (hold Ctrl key and left click on mouse to select multiple meters)(CAFÉ , INET, FXRS, &amp; WEBSVC – You can select child meters for FXRS &amp; WEBSVC, not CAFÉ SW)</text:span></text:p>
        </text:list-item>
        <text:list-item>
          <text:p text:style-name="P8"><text:span text:style-name="T1">Select yes for LAN</text:span></text:p>
        </text:list-item>
        <text:list-item>
          <text:p text:style-name="P8"><text:span text:style-name="T1">Select Installed by TSR</text:span></text:p>
        </text:list-item>
        <text:list-item>
          <text:p text:style-name="P8"><text:span text:style-name="T1">Enter Shipping under Equipment Location</text:span></text:p>
        </text:list-item>
        <text:list-item>
          <text:p text:style-name="P8"><text:span text:style-name="T1">Enter number of peripherals requested (small printer is default printer)</text:span></text:p>
        </text:list-item>
        <text:list-item>
          <text:p text:style-name="P8"><text:span text:style-name="T1">If a network printer was requested <text:s/>add “Provide Printer with Ethernet Card” to comments</text:span></text:p>
        </text:list-item>
        <text:list-item>
          <text:p text:style-name="P8"><text:span text:style-name="T1">Select submit button when complete</text:span></text:p>
        </text:list-item>
        <text:list-item>
          <text:p text:style-name="P8"><text:span text:style-name="T1">Copy confirmation for Nexus notes and time log (Send to AE!)</text:span></text:p>
        </text:list-item>
        <text:list-item>
          <text:p text:style-name="P8"><text:span text:style-name="T1">In Nexus, change the On Hold Reason to “CAHM exemption submitted”</text:span></text:p>
        </text:list-item>
        <text:list-item>
          <text:p text:style-name="P8"><text:span text:style-name="T1">Enter the ship date (3-5 business days) and “CAHM” in the notepad (Ex: 03/06; CAHM)</text:span></text:p>
        </text:list-item>
        <text:list-item>
          <text:p text:style-name="P8"><text:span text:style-name="T1">Move the Upgrade ticket to Sherra Compton’s workload (781563)</text:span></text:p>
        </text:list-item>
        <text:list-item>
          <text:p text:style-name="P8"><text:soft-page-break/><text:span text:style-name="T1">DO NOT move the Pending CA Action ticket to Sherra’s workload! These should be left open for training, or completed.</text:span></text:p>
        </text:list-item>
      </text:list>
      <text:p text:style-name="P7"><text:span text:style-name="T5">Printer Removal</text:span></text:p>
      <text:p text:style-name="P16"/>
      <text:list xml:id="list6504121689935702854" text:style-name="WWNum7">
        <text:list-item>
          <text:p text:style-name="P9"><text:span text:style-name="T1">In Bluezone/Cheers, select Shift &amp; Tab on your keyboard to highlight the “NEXT SCREEN” field</text:span></text:p>
        </text:list-item>
        <text:list-item>
          <text:p text:style-name="P9"><text:span text:style-name="T1">Type “Inquire” and select enter</text:span></text:p>
        </text:list-item>
        <text:list-item>
          <text:p text:style-name="P9"><text:span text:style-name="T1">Enter “x” next to meter to select and hit enter. (Meters with an installed peripheral will have a number in the “Meter Opt” column.</text:span></text:p>
        </text:list-item>
        <text:list-item>
          <text:p text:style-name="P9"><text:span text:style-name="T1">On the bottom left, the “Cur Per Opt” field will show you the installed peripheral type</text:span></text:p>
        </text:list-item>
        <text:list-item>
          <text:p text:style-name="P9"><text:span text:style-name="T1">Shift &amp; Tab to the “NEXT SCREEN” field</text:span></text:p>
        </text:list-item>
        <text:list-item>
          <text:p text:style-name="P9"><text:span text:style-name="T1">Type “REMOVAL” and select enter</text:span></text:p>
        </text:list-item>
        <text:list-item>
          <text:p text:style-name="P9"><text:span text:style-name="T1">Enter the removal date (5 business days out) next to the “PLEASE ENTER REMOVAL DATE (MDY) AND SELECT EQUIP FOR REMOVAL:” field</text:span></text:p>
        </text:list-item>
        <text:list-item>
          <text:p text:style-name="P9"><text:span text:style-name="T1">Tab to the corresponding equipment type (if you do not see the equipment type you need, select “F8” key on your keyboard to go to the next page, and the “F7” key to go to the previous page)</text:span></text:p>
        </text:list-item>
        <text:list-item>
          <text:p text:style-name="P9"><text:span text:style-name="T1">Enter the number of pieces to be removed</text:span></text:p>
        </text:list-item>
        <text:list-item>
          <text:p text:style-name="P9"><text:span text:style-name="T1">If the contact name or phone number differ from the ticket, change to reflect the information in the request</text:span></text:p>
        </text:list-item>
        <text:list-item>
          <text:p text:style-name="P9"><text:span text:style-name="T1">Tab to “EQUIP-LOC” and enter the customer’s email address or “SHIPPING”</text:span></text:p>
        </text:list-item>
        <text:list-item>
          <text:p text:style-name="P9"><text:span text:style-name="T1">Tab to the “DONE-BY?” field and enter “T”</text:span></text:p>
        </text:list-item>
        <text:list-item>
          <text:p text:style-name="P9"><text:span text:style-name="T1">Tab down to “COMPLIANCE” and enter an “X”</text:span></text:p>
        </text:list-item>
        <text:list-item>
          <text:p text:style-name="P9"><text:span text:style-name="T1">Tab down to the “SPEC. INSTRUCTION” field and include any comments needed</text:span></text:p>
        </text:list-item>
        <text:list-item>
          <text:p text:style-name="P9"><text:span text:style-name="T1">Select Enter</text:span></text:p>
        </text:list-item>
        <text:list-item>
          <text:p text:style-name="P9"><text:span text:style-name="T1">Enter Y to confirm</text:span></text:p>
        </text:list-item>
        <text:list-item>
          <text:p text:style-name="P9"><text:span text:style-name="T1">Select Enter to save</text:span></text:p>
        </text:list-item>
        <text:list-item>
          <text:p text:style-name="P9"><text:span text:style-name="T1">Email AE in Nexus saying, “The peripheral Removal has been entered with an expiration date of MM/DD. Command and Control will contact the customer to arrange the return.”</text:span></text:p>
        </text:list-item>
        <text:list-item>
          <text:p text:style-name="P9"><text:span text:style-name="T1">Complete the ticket</text:span></text:p>
        </text:list-item>
      </text:list>
      <text:p text:style-name="P17"/>
      <text:p text:style-name="P7"><text:soft-page-break/><text:span text:style-name="T5">Changing an Address in Bluezone</text:span></text:p>
      <text:p text:style-name="P16"/>
      <text:list xml:id="list3321085466845149914" text:style-name="WWNum8">
        <text:list-item>
          <text:p text:style-name="P10"><text:span text:style-name="T1">Shift &amp; Tab to “NEXT SCREEN”</text:span></text:p>
        </text:list-item>
        <text:list-item>
          <text:p text:style-name="P10"><text:span text:style-name="T1">Enter “DROPSHIP” and select enter on your keyboard</text:span></text:p>
        </text:list-item>
        <text:list-item>
          <text:p text:style-name="P10"><text:span text:style-name="T1">Verify the customer’s information under the “CURRENT CUSTOMER INFORMATION” field</text:span></text:p>
        </text:list-item>
        <text:list-item>
          <text:p text:style-name="P10"><text:span text:style-name="T1">Enter the correct information under the “DROP-SHIP-ADDRESS” field</text:span></text:p>
        </text:list-item>
        <text:list-item>
          <text:p text:style-name="P10"><text:span text:style-name="T1">Tab down to “PERMANENT OR TEMPORARY (P/T)” field and type P for permanent</text:span></text:p>
        </text:list-item>
        <text:list-item>
          <text:p text:style-name="P10"><text:span text:style-name="T1">Tab down to “DELETE DROPSHIP ADDRESS (Y/N)” and enter a Y to delete, or an N to not delete the previous address</text:span></text:p>
        </text:list-item>
      </text:list>
      <text:p text:style-name="P15"/>
      <text:p text:style-name="P7"><text:span text:style-name="T5">Lost and Stolen</text:span></text:p>
      <text:list xml:id="list2891471062621018549" text:style-name="WWNum12">
        <text:list-item>
          <text:p text:style-name="P11"><text:span text:style-name="T1">Access CAHM</text:span></text:p>
        </text:list-item>
        <text:list-item>
          <text:p text:style-name="P11"><text:span text:style-name="T1">Select Missing for the Exception Type</text:span></text:p>
        </text:list-item>
        <text:list-item>
          <text:p text:style-name="P11"><text:span text:style-name="T1">Enter the Meter Number in the “Meter Number” Field (Sales should provide meter number in notes, check Bluezone if they did not) and select enter</text:span></text:p>
        </text:list-item>
        <text:list-item>
          <text:p text:style-name="P18"><text:bookmark-start text:name="_Toc356547699"/><text:span text:style-name="T9">Check the report box and paste the sales comments from the ticket into the comments section.</text:span><text:bookmark-end text:name="_Toc356547699"/></text:p>
        </text:list-item>
        <text:list-item>
          <text:p text:style-name="P18"><text:span text:style-name="T9">Select Submit</text:span></text:p>
        </text:list-item>
        <text:list-item>
          <text:p text:style-name="P18"><text:span text:style-name="T9">Update PID and notify AE that the “Lost/Stolen has been submitted”</text:span></text:p>
        </text:list-item>
      </text:list>
      <text:p text:style-name="P1"><text:span text:style-name="T6">List of Acceptable Meters for Peripheral Orders</text:span></text:p>
      <text:list xml:id="list6562273056006588877" text:style-name="WWNum13">
        <text:list-item>
          <text:p text:style-name="P12"><text:span text:style-name="T9">FSM Software Only (200, 210, 280)</text:span></text:p>
        </text:list-item>
        <text:list-item>
          <text:p text:style-name="P12"><text:span text:style-name="T9">FedEx Dotcome (105)</text:span></text:p>
        </text:list-item>
        <text:list-item>
          <text:p text:style-name="P12"><text:span text:style-name="T9">FXRS Software Only (510)</text:span></text:p>
        </text:list-item>
        <text:list-item>
          <text:p text:style-name="P12"><text:span text:style-name="T9">FXRS Software Only-Child (511)</text:span></text:p>
        </text:list-item>
        <text:list-item>
          <text:p text:style-name="P12"><text:span text:style-name="T9">Web Services XML (550)</text:span></text:p>
        </text:list-item>
        <text:list-item>
          <text:p text:style-name="P12"><text:span text:style-name="T9">Web Services CSP (555) </text:span></text:p>
        </text:list-item>
      </text:list>
      <text:p text:style-name="P1"><text:span text:style-name="T6">Signing in to Bluezone</text:span></text:p>
      <text:list xml:id="list5368852523221016239" text:style-name="WWNum14">
        <text:list-item>
          <text:p text:style-name="P13"><text:span text:style-name="T1">Open Bluezone (Might be called FedEx 3270 Display)</text:span></text:p>
        </text:list-item>
        <text:list-item>
          <text:p text:style-name="P13"><text:span text:style-name="T1">Type “ims” and select enter on your keyboard</text:span></text:p>
        </text:list-item>
        <text:list-item>
          <text:p text:style-name="P13"><text:soft-page-break/><text:span text:style-name="T1">Use LDAP and select enter on your keyboard to login</text:span></text:p>
        </text:list-item>
        <text:list-item>
          <text:p text:style-name="P13"><text:span text:style-name="T1">Enter “7” and select enter to get to Cheers menu</text:span></text:p>
        </text:list-item>
      </text:list>
      <text:p text:style-name="P14"/>
      <text:p text:style-name="P1"><text:span text:style-name="T7">Please note that you can access a detailed process document with screen shots on the new Purple Page. To access this document, go to the Purple Page, and select Reference Documents on the left hand side. It will be the last link (VSSC Printer Order Process Version 23) in the first section (Documents that Open).</text:span></text:p>
      <text:p text:style-name="P1"><text:span text:style-name="T7">Please see a Supervisor or Lead for any questions regarding this document or process. This document was created by Stephanie Pollard, if you find any errors or anything that needs to be updated, please see h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F"/>
    </style:style>
    <style:style style:name="ListLabel_20_2" style:display-name="ListLabel 2" style:family="text">
      <style:text-properties fo:font-size="11pt" fo:font-weight="bold" style:font-size-asian="11pt" style:font-weight-asian="bold"/>
    </style:style>
    <style:style style:name="ListLabel_20_3" style:display-name="ListLabel 3" style:family="text">
      <style:text-properties style:font-name-complex="Times New Roman1"/>
    </style:style>
    <style:style style:name="ListLabel_20_4" style:display-name="ListLabel 4" style:family="text">
      <style:text-properties style:font-name-complex="Courier New1"/>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Version 1.4 </text:p>
        <text:p text:style-name="MP1">05/20/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ersion 1.0</dc:title>
    <meta:initial-creator>spollard</meta:initial-creator>
    <dc:creator>spollard</dc:creator>
    <meta:editing-cycles>13</meta:editing-cycles>
    <meta:print-date>2014-03-24T16:18:00</meta:print-date>
    <meta:creation-date>2014-03-04T21:39:00</meta:creation-date>
    <dc:date>2014-05-20T17:04:00</dc:date>
    <meta:editing-duration>PT3H19M18S</meta:editing-duration>
    <meta:generator>OpenOffice/4.1.0$Win32 OpenOffice.org_project/410m18$Build-9764</meta:generator>
    <meta:document-statistic meta:table-count="0" meta:image-count="0" meta:object-count="0" meta:page-count="6" meta:paragraph-count="117" meta:word-count="1558" meta:character-count="8657"/>
    <meta:user-defined meta:name="AppVersion">12.0000</meta:user-defined>
    <meta:user-defined meta:name="Company">Harte-Hank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